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347aa4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347aa4" style:font-name-asian="AR PL UKai CN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3c58ec" style:font-name-asian="AR PL UKai CN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3c66f8" style:font-name-asian="AR PL UKai CN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3e2b4d" style:font-name-asian="AR PL UKai CN"/>
    </style:style>
    <style:style style:name="P8" style:family="paragraph" style:parent-style-name="Title">
      <style:paragraph-properties fo:text-align="start" style:justify-single-word="false"/>
      <style:text-properties officeooo:rsid="000bc6a3" officeooo:paragraph-rsid="000bc6a3" style:font-name-asian="AR PL UKai CN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塵埃</text:p>
      <text:p text:style-name="P1"/>
      <text:section text:style-name="Sect1" text:name="Section1">
        <text:p text:style-name="P4">我是一粒</text:p>
        <text:p text:style-name="P4">平凡而平常的</text:p>
        <text:p text:style-name="P4">塵埃</text:p>
        <text:p text:style-name="P4"/>
        <text:p text:style-name="P4">不求大智慧 和深入骨髓的聰明</text:p>
        <text:p text:style-name="P4">二十四小時繃緊的謹慎</text:p>
        <text:p text:style-name="P4">會讓人累得奔潰</text:p>
        <text:p text:style-name="P4">我不要和機器人比智商</text:p>
        <text:p text:style-name="P4">寧願做一個簡單點的傻子</text:p>
        <text:p text:style-name="P4">多一點任性 <text:s/>多一分人生快意</text:p>
        <text:p text:style-name="P4">誰稀罕那個被打擾的名利</text:p>
        <text:p text:style-name="P5">也不稀罕跟老烏龜一樣</text:p>
        <text:p text:style-name="P5">做一個隱藏的富翁</text:p>
        <text:p text:style-name="P6">逛個街 <text:s/>像個老鼠</text:p>
        <text:p text:style-name="P6">被追着跑</text:p>
        <text:p text:style-name="P5"/>
        <text:p text:style-name="P5">低賤如我</text:p>
        <text:p text:style-name="P7">只求此生 <text:s/></text:p>
        <text:p text:style-name="P7">簡單 <text:s/>值得</text:p>
        <text:p text:style-name="P7">像野草 </text:p>
        <text:p text:style-name="P7">安靜而野蠻生長</text:p>
        <text:p text:style-name="P5">像野馬</text:p>
        <text:p text:style-name="P5">在童話的世界裏</text:p>
        <text:p text:style-name="P5">自由</text:p>
        <text:p text:style-name="P5">奔跑</text:p>
        <text:p text:style-name="P5"/>
        <text:p text:style-name="P3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CN" svg:font-family="'AR PL UKai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05T14:17:44.689308809</dc:date>
    <meta:editing-duration>PT1H40M49S</meta:editing-duration>
    <meta:editing-cycles>45</meta:editing-cycles>
    <meta:document-statistic meta:table-count="0" meta:image-count="0" meta:object-count="0" meta:page-count="1" meta:paragraph-count="24" meta:word-count="153" meta:character-count="163" meta:non-whitespace-character-count="153"/>
  </office:meta>
</office:document-meta>
</file>